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coreparams2 (copy)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buffe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Update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16.06" calcext:value-type="float">
            <text:p>16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float" office:value="15.88" calcext:value-type="float">
            <text:p>15.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" calcext:value-type="float">
            <text:p>0.9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float" office:value="15.87" calcext:value-type="float">
            <text:p>15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15.59" calcext:value-type="float">
            <text:p>15.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11.72" calcext:value-type="float">
            <text:p>11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float" office:value="11.32" calcext:value-type="float">
            <text:p>11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float" office:value="11.13" calcext:value-type="float">
            <text:p>11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" calcext:value-type="float">
            <text:p>0.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" calcext:value-type="float">
            <text:p>0.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" calcext:value-type="float">
            <text:p>0.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" calcext:value-type="float">
            <text:p>0.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.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0.875" calcext:value-type="float">
            <text:p>0.875</text:p>
          </table:table-cell>
        </table:table-row>
      </table:table>
      <table:named-expressions/>
      <table:database-ranges>
        <table:database-range table:name="__Anonymous_Sheet_DB__0" table:target-range-address="'scoreparams2 (copy)'.A1:'scoreparams2 (copy)'.I18" table:display-filter-buttons="tru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6T07:37:38.939890870</dc:date>
    <meta:editing-duration>PT5M38S</meta:editing-duration>
    <meta:editing-cycles>1</meta:editing-cycles>
    <meta:document-statistic meta:table-count="1" meta:cell-count="160" meta:object-count="0"/>
    <meta:generator>LibreOffice/6.1.5.2$Linux_X86_64 LibreOffice_project/10$Build-2</meta:generator>
  </office:meta>
</office:document-meta>
</file>